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8mm"/>
    </style:style>
    <style:style style:name="co4" style:family="table-column">
      <style:table-column-properties fo:break-before="auto" style:column-width="20.71mm"/>
    </style:style>
    <style:style style:name="co5" style:family="table-column">
      <style:table-column-properties fo:break-before="auto" style:column-width="41.4mm"/>
    </style:style>
    <style:style style:name="co6" style:family="table-column">
      <style:table-column-properties fo:break-before="auto" style:column-width="26.09mm"/>
    </style:style>
    <style:style style:name="co7" style:family="table-column">
      <style:table-column-properties fo:break-before="auto" style:column-width="46.5mm"/>
    </style:style>
    <style:style style:name="co8" style:family="table-column">
      <style:table-column-properties fo:break-before="auto" style:column-width="27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Матрица планирования ПФЭ</text:p>
          </table:table-cell>
          <table:table-cell table:number-columns-repeated="10"/>
          <table:table-cell table:style-name="ce1" office:value-type="string" calcext:value-type="string">
            <text:p>ЗАПОЛНИТЬ</text:p>
          </table:table-cell>
          <table:table-cell table:style-name="ce1" office:value-type="string" calcext:value-type="string">
            <text:p>мкм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X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Y10</text:p>
          </table:table-cell>
          <table:table-cell table:style-name="ce1" office:value-type="string" calcext:value-type="string">
            <text:p>Yср</text:p>
          </table:table-cell>
          <table:table-cell table:style-name="ce3" office:value-type="string" calcext:value-type="string">
            <text:p>Депрессия</text:p>
          </table:table-cell>
          <table:table-cell table:style-name="ce3" office:value-type="string" calcext:value-type="string">
            <text:p>подставить в мадель</text:p>
          </table:table-cell>
          <table:table-cell/>
          <table:table-cell table:style-name="ce3" office:value-type="string" calcext:value-type="string">
            <text:p>Разница значений</text:p>
          </table:table-cell>
          <table:table-cell/>
          <table:table-cell table:style-name="ce3" office:value-type="string" calcext:value-type="string">
            <text:p>Дисперсия адекватности </text:p>
          </table:table-cell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6.1661185127376" calcext:value-type="float">
            <text:p>86.1661185127376</text:p>
          </table:table-cell>
          <table:table-cell office:value-type="float" office:value="84.339095551868" calcext:value-type="float">
            <text:p>84.339095551868</text:p>
          </table:table-cell>
          <table:table-cell office:value-type="float" office:value="82.816408583665" calcext:value-type="float">
            <text:p>82.816408583665</text:p>
          </table:table-cell>
          <table:table-cell office:value-type="float" office:value="80.4263500318131" calcext:value-type="float">
            <text:p>80.4263500318131</text:p>
          </table:table-cell>
          <table:table-cell office:value-type="float" office:value="75.6032960565038" calcext:value-type="float">
            <text:p>75.6032960565038</text:p>
          </table:table-cell>
          <table:table-cell office:value-type="float" office:value="75.5178238661501" calcext:value-type="float">
            <text:p>75.5178238661501</text:p>
          </table:table-cell>
          <table:table-cell office:value-type="float" office:value="74.9193479559614" calcext:value-type="float">
            <text:p>74.9193479559614</text:p>
          </table:table-cell>
          <table:table-cell office:value-type="float" office:value="74.8008084676347" calcext:value-type="float">
            <text:p>74.8008084676347</text:p>
          </table:table-cell>
          <table:table-cell office:value-type="float" office:value="75.3505337264105" calcext:value-type="float">
            <text:p>75.3505337264105</text:p>
          </table:table-cell>
          <table:table-cell office:value-type="float" office:value="75.5303792826323" calcext:value-type="float">
            <text:p>75.5303792826323</text:p>
          </table:table-cell>
          <table:table-cell table:style-name="ce1" table:formula="of:=AVERAGEA([.H5:.Q5])" office:value-type="float" office:value="78.5470162035377" calcext:value-type="float">
            <text:p>78.5470162035377</text:p>
          </table:table-cell>
          <table:table-cell table:style-name="ce4" table:formula="of:=COM.MICROSOFT.STDEV.S([.H5:.Q5])^2" office:value-type="float" office:value="19.7457391649004" calcext:value-type="float">
            <text:p>19.75</text:p>
          </table:table-cell>
          <table:table-cell table:style-name="ce1" table:formula="of:=[.$E$19]+[.$E$21]*[.E5]+[.$E$23]*[.F5]+[.$E$25]*[.G5]" office:value-type="float" office:value="79.0640851666697" calcext:value-type="float">
            <text:p>79.0640851666697</text:p>
          </table:table-cell>
          <table:table-cell/>
          <table:table-cell table:style-name="ce1" table:formula="of:=([.R5]-[.T5])^2" office:value-type="float" office:value="0.267360312634494" calcext:value-type="float">
            <text:p>0.267360312634494</text:p>
          </table:table-cell>
          <table:table-cell/>
          <table:table-cell table:style-name="ce1" table:formula="of:=SUM([.V5:.V8])*10/([.A8]-[.I19])" office:value-type="float" office:value="10.6944125053798" calcext:value-type="float">
            <text:p>10.6944125053798</text:p>
          </table:table-cell>
          <table:table-cell table:number-columns-repeated="100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71.6610642143171" calcext:value-type="float">
            <text:p>71.6610642143171</text:p>
          </table:table-cell>
          <table:table-cell table:style-name="ce3" office:value-type="float" office:value="67.489034419738" calcext:value-type="float">
            <text:p>67.489034419738</text:p>
          </table:table-cell>
          <table:table-cell table:style-name="ce1" office:value-type="float" office:value="66.1650133420971" calcext:value-type="float">
            <text:p>66.1650133420971</text:p>
          </table:table-cell>
          <table:table-cell office:value-type="float" office:value="65.433727494289" calcext:value-type="float">
            <text:p>65.433727494289</text:p>
          </table:table-cell>
          <table:table-cell office:value-type="float" office:value="64.8190785545392" calcext:value-type="float">
            <text:p>64.8190785545392</text:p>
          </table:table-cell>
          <table:table-cell office:value-type="float" office:value="65.1195596727774" calcext:value-type="float">
            <text:p>65.1195596727774</text:p>
          </table:table-cell>
          <table:table-cell office:value-type="float" office:value="65.6646868118921" calcext:value-type="float">
            <text:p>65.6646868118921</text:p>
          </table:table-cell>
          <table:table-cell office:value-type="float" office:value="64.8548138312476" calcext:value-type="float">
            <text:p>64.8548138312476</text:p>
          </table:table-cell>
          <table:table-cell office:value-type="float" office:value="64.8481333374035" calcext:value-type="float">
            <text:p>64.8481333374035</text:p>
          </table:table-cell>
          <table:table-cell office:value-type="float" office:value="930.7856272838" calcext:value-type="float">
            <text:p>930.7856272838</text:p>
          </table:table-cell>
          <table:table-cell table:style-name="ce1" table:formula="of:=AVERAGEA([.H5:.Q5])" office:value-type="float" office:value="78.5470162035377" calcext:value-type="float">
            <text:p>78.5470162035377</text:p>
          </table:table-cell>
          <table:table-cell table:style-name="ce4" table:formula="of:=COM.MICROSOFT.STDEV.S([.H5:.Q5])^2" office:value-type="float" office:value="19.7457391649004" calcext:value-type="float">
            <text:p>19.75</text:p>
          </table:table-cell>
          <table:table-cell table:style-name="ce1" table:formula="of:=[.$E$19]+[.$E$21]*[.E6]+[.$E$23]*[.F6]+[.$E$25]*[.G6]" office:value-type="float" office:value="79.0640851666697" calcext:value-type="float">
            <text:p>79.0640851666697</text:p>
          </table:table-cell>
          <table:table-cell/>
          <table:table-cell table:style-name="ce1" table:formula="of:=([.R6]-[.T6])^2" office:value-type="float" office:value="0.267360312634494" calcext:value-type="float">
            <text:p>0.267360312634494</text:p>
          </table:table-cell>
          <table:table-cell table:number-columns-repeated="100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8.2954103954459" calcext:value-type="float">
            <text:p>88.2954103954459</text:p>
          </table:table-cell>
          <table:table-cell table:style-name="ce3" office:value-type="float" office:value="84.7489271220942" calcext:value-type="float">
            <text:p>84.7489271220942</text:p>
          </table:table-cell>
          <table:table-cell table:style-name="ce1" office:value-type="float" office:value="83.2634115775775" calcext:value-type="float">
            <text:p>83.2634115775775</text:p>
          </table:table-cell>
          <table:table-cell office:value-type="float" office:value="82.6515985567752" calcext:value-type="float">
            <text:p>82.6515985567752</text:p>
          </table:table-cell>
          <table:table-cell office:value-type="float" office:value="82.3135035477663" calcext:value-type="float">
            <text:p>82.3135035477663</text:p>
          </table:table-cell>
          <table:table-cell office:value-type="float" office:value="82.1274724852306" calcext:value-type="float">
            <text:p>82.1274724852306</text:p>
          </table:table-cell>
          <table:table-cell office:value-type="float" office:value="82.0764703908331" calcext:value-type="float">
            <text:p>82.0764703908331</text:p>
          </table:table-cell>
          <table:table-cell office:value-type="float" office:value="82.6159171640073" calcext:value-type="float">
            <text:p>82.6159171640073</text:p>
          </table:table-cell>
          <table:table-cell office:value-type="float" office:value="82.1379477272831" calcext:value-type="float">
            <text:p>82.1379477272831</text:p>
          </table:table-cell>
          <table:table-cell office:value-type="float" office:value="82.7903795113142" calcext:value-type="float">
            <text:p>82.7903795113142</text:p>
          </table:table-cell>
          <table:table-cell table:style-name="ce1" table:formula="of:=AVERAGEA([.H7:.Q7])" office:value-type="float" office:value="83.3021038478328" calcext:value-type="float">
            <text:p>83.3021038478328</text:p>
          </table:table-cell>
          <table:table-cell table:style-name="ce4" table:formula="of:=COM.MICROSOFT.STDEV.S([.H7:.Q7])^2" office:value-type="float" office:value="3.71092247641414" calcext:value-type="float">
            <text:p>3.71</text:p>
          </table:table-cell>
          <table:table-cell table:style-name="ce1" table:formula="of:=[.$E$19]+[.$E$21]*[.E7]+[.$E$23]*[.F7]+[.$E$25]*[.G7]" office:value-type="float" office:value="82.7850348847007" calcext:value-type="float">
            <text:p>82.7850348847007</text:p>
          </table:table-cell>
          <table:table-cell/>
          <table:table-cell table:style-name="ce1" table:formula="of:=([.R7]-[.T7])^2" office:value-type="float" office:value="0.267360312634494" calcext:value-type="float">
            <text:p>0.267360312634494</text:p>
          </table:table-cell>
          <table:table-cell table:number-columns-repeated="100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82.8269056233393" calcext:value-type="float">
            <text:p>82.8269056233393</text:p>
          </table:table-cell>
          <table:table-cell table:style-name="ce3" office:value-type="float" office:value="78.0436426825685" calcext:value-type="float">
            <text:p>78.0436426825685</text:p>
          </table:table-cell>
          <table:table-cell table:style-name="ce1" office:value-type="float" office:value="75.9279863007359" calcext:value-type="float">
            <text:p>75.9279863007359</text:p>
          </table:table-cell>
          <table:table-cell office:value-type="float" office:value="75.0045627098847" calcext:value-type="float">
            <text:p>75.0045627098847</text:p>
          </table:table-cell>
          <table:table-cell office:value-type="float" office:value="74.5151743890739" calcext:value-type="float">
            <text:p>74.5151743890739</text:p>
          </table:table-cell>
          <table:table-cell office:value-type="float" office:value="74.9194586516031" calcext:value-type="float">
            <text:p>74.9194586516031</text:p>
          </table:table-cell>
          <table:table-cell office:value-type="float" office:value="73.9862893815636" calcext:value-type="float">
            <text:p>73.9862893815636</text:p>
          </table:table-cell>
          <table:table-cell office:value-type="float" office:value="74.5021057117884" calcext:value-type="float">
            <text:p>74.5021057117884</text:p>
          </table:table-cell>
          <table:table-cell office:value-type="float" office:value="74.0127713695996" calcext:value-type="float">
            <text:p>74.0127713695996</text:p>
          </table:table-cell>
          <table:table-cell office:value-type="float" office:value="74.8631472975524" calcext:value-type="float">
            <text:p>74.8631472975524</text:p>
          </table:table-cell>
          <table:table-cell table:style-name="ce1" table:formula="of:=AVERAGEA([.H8:.Q8])" office:value-type="float" office:value="75.8602044117709" calcext:value-type="float">
            <text:p>75.8602044117709</text:p>
          </table:table-cell>
          <table:table-cell table:style-name="ce4" table:formula="of:=COM.MICROSOFT.STDEV.S([.H8:.Q8])^2" office:value-type="float" office:value="7.38847502900129" calcext:value-type="float">
            <text:p>7.39</text:p>
          </table:table-cell>
          <table:table-cell table:style-name="ce1" table:formula="of:=[.$E$19]+[.$E$21]*[.E8]+[.$E$23]*[.F8]+[.$E$25]*[.G8]" office:value-type="float" office:value="75.3431354486388" calcext:value-type="float">
            <text:p>75.3431354486388</text:p>
          </table:table-cell>
          <table:table-cell/>
          <table:table-cell table:style-name="ce1" table:formula="of:=([.R8]-[.T8])^2" office:value-type="float" office:value="0.267360312634494" calcext:value-type="float">
            <text:p>0.26736031263449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style-name="ce1"/>
          <table:table-cell table:number-columns-repeated="7"/>
          <table:table-cell table:style-name="ce1"/>
          <table:table-cell table:style-name="ce4"/>
          <table:table-cell table:style-name="ce1"/>
          <table:table-cell/>
          <table:table-cell table:style-name="ce1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fi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20…30</text:p>
          </table:table-cell>
          <table:table-cell table:style-name="ce1" office:value-type="string" calcext:value-type="string">
            <text:p>4…6</text:p>
          </table:table-cell>
          <table:table-cell table:number-columns-repeated="10"/>
          <table:table-cell office:value-type="string" calcext:value-type="string">
            <text:p>4 20</text:p>
          </table:table-cell>
          <table:table-cell office:value-type="string" calcext:value-type="string">
            <text:p>6 20</text:p>
          </table:table-cell>
          <table:table-cell office:value-type="string" calcext:value-type="string">
            <text:p>4 30</text:p>
          </table:table-cell>
          <table:table-cell office:value-type="string" calcext:value-type="string">
            <text:p>6 3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" office:value-type="string" calcext:value-type="string">
            <text:p>y1</text:p>
          </table:table-cell>
          <table:table-cell table:style-name="ce1" table:formula="of:=[.$D$19]+[.$D$21]*[.E5]+[.$D$23]*[.F5]+[.$D$25]*[.G5]" office:value-type="float" office:value="78.5470162035377" calcext:value-type="float">
            <text:p>78.5470162035377</text:p>
          </table:table-cell>
          <table:table-cell/>
          <table:table-cell office:value-type="float" office:value="9.7344" calcext:value-type="float">
            <text:p>9.7344</text:p>
          </table:table-cell>
          <table:table-cell office:value-type="float" office:value="8.57637" calcext:value-type="float">
            <text:p>8.57637</text:p>
          </table:table-cell>
          <table:table-cell office:value-type="float" office:value="13.3611" calcext:value-type="float">
            <text:p>13.3611</text:p>
          </table:table-cell>
          <table:table-cell office:value-type="float" office:value="12.4856" calcext:value-type="float">
            <text:p>12.4856</text:p>
          </table:table-cell>
          <table:table-cell table:number-columns-repeated="2"/>
          <table:table-cell table:style-name="ce3" office:value-type="string" calcext:value-type="string">
            <text:p>Однородность дисперсий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string" calcext:value-type="string">
            <text:p>Кохран</text:p>
          </table:table-cell>
          <table:table-cell/>
          <table:table-cell table:style-name="ce1" table:formula="of:=MAX([.S5:.S8])/SUM([.S5:.S8])" office:value-type="float" office:value="0.390302378421277" calcext:value-type="float">
            <text:p>0.390302378421277</text:p>
          </table:table-cell>
          <table:table-cell table:number-columns-repeated="9"/>
          <table:table-cell office:value-type="float" office:value="6.12877" calcext:value-type="float">
            <text:p>6.12877</text:p>
          </table:table-cell>
          <table:table-cell office:value-type="float" office:value="5.34795" calcext:value-type="float">
            <text:p>5.34795</text:p>
          </table:table-cell>
          <table:table-cell office:value-type="float" office:value="8.92692" calcext:value-type="float">
            <text:p>8.92692</text:p>
          </table:table-cell>
          <table:table-cell office:value-type="float" office:value="8.29217" calcext:value-type="float">
            <text:p>8.29217</text:p>
          </table:table-cell>
          <table:table-cell table:number-columns-repeated="2"/>
          <table:table-cell table:style-name="ce1" table:formula="of:=MAX([.X5];[.D29])/MIN([.X5];[.D29])" office:value-type="float" office:value="1.18264738268153" calcext:value-type="float">
            <text:p>1.18264738268153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3" office:value-type="string" calcext:value-type="string">
            <text:p>y2</text:p>
          </table:table-cell>
          <table:table-cell table:style-name="ce1" table:formula="of:=[.$D$19]+[.$D$21]*[.E7]+[.$D$23]*[.F7]+[.$D$25]*[.G7]" office:value-type="float" office:value="83.3021038478328" calcext:value-type="float">
            <text:p>83.3021038478328</text:p>
          </table:table-cell>
          <table:table-cell/>
          <table:table-cell office:value-type="float" office:value="4.1999" calcext:value-type="float">
            <text:p>4.1999</text:p>
          </table:table-cell>
          <table:table-cell office:value-type="float" office:value="3.64814" calcext:value-type="float">
            <text:p>3.64814</text:p>
          </table:table-cell>
          <table:table-cell office:value-type="float" office:value="6.31342" calcext:value-type="float">
            <text:p>6.31342</text:p>
          </table:table-cell>
          <table:table-cell office:value-type="float" office:value="5.81494" calcext:value-type="float">
            <text:p>5.8149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Критическое(0,05; 4; 10)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/>
          <table:table-cell table:style-name="ce1" table:formula="of:=IF([.D13]&lt;[.D15];&quot;БОМБА&quot;;&quot;не бомба&quot;)" office:value-type="string" office:string-value="БОМБА" calcext:value-type="string">
            <text:p>БОМБА</text:p>
          </table:table-cell>
          <table:table-cell table:number-columns-repeated="7"/>
          <table:table-cell office:value-type="float" office:value="3.03778" calcext:value-type="float">
            <text:p>3.03778</text:p>
          </table:table-cell>
          <table:table-cell office:value-type="float" office:value="2.64535" calcext:value-type="float">
            <text:p>2.64535</text:p>
          </table:table-cell>
          <table:table-cell office:value-type="float" office:value="4.69429" calcext:value-type="float">
            <text:p>4.69429</text:p>
          </table:table-cell>
          <table:table-cell office:value-type="float" office:value="4.28202" calcext:value-type="float">
            <text:p>4.28202</text:p>
          </table:table-cell>
          <table:table-cell table:number-columns-repeated="2"/>
          <table:table-cell table:style-name="ce3" office:value-type="string" calcext:value-type="string">
            <text:p>Фишер(0,05; 36; 2)</text:p>
          </table:table-cell>
          <table:table-cell table:style-name="ce3" office:value-type="float" office:value="3.26" calcext:value-type="float">
            <text:p>3.26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3" office:value-type="string" calcext:value-type="string">
            <text:p>y3</text:p>
          </table:table-cell>
          <table:table-cell table:style-name="ce1" table:formula="of:=[.$D$19]+[.$D$21]*[.E9]+[.$D$23]*[.F9]+[.$D$25]*[.G9]" office:value-type="float" office:value="79.0640851666697" calcext:value-type="float">
            <text:p>79.0640851666697</text:p>
          </table:table-cell>
          <table:table-cell/>
          <table:table-cell office:value-type="float" office:value="2.29703" calcext:value-type="float">
            <text:p>2.29703</text:p>
          </table:table-cell>
          <table:table-cell office:value-type="float" office:value="1.99041" calcext:value-type="float">
            <text:p>1.99041</text:p>
          </table:table-cell>
          <table:table-cell office:value-type="float" office:value="3.58225" calcext:value-type="float">
            <text:p>3.58225</text:p>
          </table:table-cell>
          <table:table-cell office:value-type="float" office:value="3.27807" calcext:value-type="float">
            <text:p>3.2780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Коэффициенты полинома</text:p>
          </table:table-cell>
          <table:table-cell table:number-columns-repeated="4"/>
          <table:table-cell table:style-name="ce3" office:value-type="string" calcext:value-type="string">
            <text:p>alfa zn</text:p>
          </table:table-cell>
          <table:table-cell/>
          <table:table-cell table:style-name="ce3" office:value-type="string" calcext:value-type="string">
            <text:p>Значимые коэффы</text:p>
          </table:table-cell>
          <table:table-cell table:number-columns-repeated="4"/>
          <table:table-cell office:value-type="float" office:value="1.79174" calcext:value-type="float">
            <text:p>1.79174</text:p>
          </table:table-cell>
          <table:table-cell office:value-type="float" office:value="1.55327" calcext:value-type="float">
            <text:p>1.55327</text:p>
          </table:table-cell>
          <table:table-cell office:value-type="float" office:value="2.84113" calcext:value-type="float">
            <text:p>2.84113</text:p>
          </table:table-cell>
          <table:table-cell office:value-type="float" office:value="2.57781" calcext:value-type="float">
            <text:p>2.57781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3" office:value-type="string" calcext:value-type="string">
            <text:p>y4</text:p>
          </table:table-cell>
          <table:table-cell table:style-name="ce1" table:formula="of:=[.$D$19]+[.$D$21]*[.E11]+[.$D$23]*[.F11]+[.$D$25]*[.G11]" office:value-type="float" office:value="79.0640851666697" calcext:value-type="float">
            <text:p>79.0640851666697</text:p>
          </table:table-cell>
          <table:table-cell/>
          <table:table-cell office:value-type="float" office:value="1.45389" calcext:value-type="float">
            <text:p>1.45389</text:p>
          </table:table-cell>
          <table:table-cell office:value-type="float" office:value="1.25567" calcext:value-type="float">
            <text:p>1.25567</text:p>
          </table:table-cell>
          <table:table-cell office:value-type="float" office:value="2.28851" calcext:value-type="float">
            <text:p>2.28851</text:p>
          </table:table-cell>
          <table:table-cell office:value-type="float" office:value="2.08017" calcext:value-type="float">
            <text:p>2.0801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b0</text:p>
          </table:table-cell>
          <table:table-cell/>
          <table:table-cell table:style-name="ce1" table:formula="of:=SUM([.R5:.R8])/[.A8]" office:value-type="float" office:value="79.0640851666697" calcext:value-type="float">
            <text:p>79.0640851666697</text:p>
          </table:table-cell>
          <table:table-cell table:style-name="ce1" table:formula="of:=IF([.D33]&gt;[.$H$34];[.D19];0)" office:value-type="float" office:value="79.0640851666697" calcext:value-type="float">
            <text:p>79.0640851666697</text:p>
          </table:table-cell>
          <table:table-cell/>
          <table:table-cell table:style-name="ce1" table:formula="of:=IF([.E19]&lt;&gt;0;1;0)" office:value-type="float" office:value="1" calcext:value-type="float">
            <text:p>1</text:p>
          </table:table-cell>
          <table:table-cell/>
          <table:table-cell table:style-name="ce1" table:formula="of:=SUM([.G19:.G25])" office:value-type="float" office:value="3" calcext:value-type="float">
            <text:p>3</text:p>
          </table:table-cell>
          <table:table-cell table:number-columns-repeated="4"/>
          <table:table-cell office:value-type="float" office:value="1.19494" calcext:value-type="float">
            <text:p>1.19494</text:p>
          </table:table-cell>
          <table:table-cell office:value-type="float" office:value="1.03095" calcext:value-type="float">
            <text:p>1.03095</text:p>
          </table:table-cell>
          <table:table-cell office:value-type="float" office:value="1.88077" calcext:value-type="float">
            <text:p>1.88077</text:p>
          </table:table-cell>
          <table:table-cell office:value-type="float" office:value="1.72579" calcext:value-type="float">
            <text:p>1.72579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.994265" calcext:value-type="float">
            <text:p>0.994265</text:p>
          </table:table-cell>
          <table:table-cell office:value-type="float" office:value="0.854862" calcext:value-type="float">
            <text:p>0.854862</text:p>
          </table:table-cell>
          <table:table-cell office:value-type="float" office:value="1.58552" calcext:value-type="float">
            <text:p>1.58552</text:p>
          </table:table-cell>
          <table:table-cell office:value-type="float" office:value="1.44374" calcext:value-type="float">
            <text:p>1.4437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b1</text:p>
          </table:table-cell>
          <table:table-cell/>
          <table:table-cell table:style-name="ce1" table:formula="of:=([.E5]*[.R5]+[.E6]*[.R6]+[.E7]*[.R7]+[.E8]*[.R8])/[.A8]" office:value-type="float" office:value="-1.86047485901545" calcext:value-type="float">
            <text:p>-1.86047485901545</text:p>
          </table:table-cell>
          <table:table-cell table:style-name="ce1" table:formula="of:=IF([.D35]&gt;[.$H$34];[.D21];0)" office:value-type="float" office:value="-1.86047485901545" calcext:value-type="float">
            <text:p>-1.86047485901545</text:p>
          </table:table-cell>
          <table:table-cell/>
          <table:table-cell table:style-name="ce1" table:formula="of:=IF([.E21]&lt;&gt;0;1;0)" office:value-type="float" office:value="1" calcext:value-type="float">
            <text:p>1</text:p>
          </table:table-cell>
          <table:table-cell table:number-columns-repeated="6"/>
          <table:table-cell office:value-type="float" office:value="0.839666" calcext:value-type="float">
            <text:p>0.839666</text:p>
          </table:table-cell>
          <table:table-cell office:value-type="float" office:value="0.72848" calcext:value-type="float">
            <text:p>0.72848</text:p>
          </table:table-cell>
          <table:table-cell office:value-type="float" office:value="1.3467" calcext:value-type="float">
            <text:p>1.3467</text:p>
          </table:table-cell>
          <table:table-cell office:value-type="float" office:value="1.22157" calcext:value-type="float">
            <text:p>1.22157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4" office:value-type="string" calcext:value-type="string">
            <text:p>sep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b2</text:p>
          </table:table-cell>
          <table:table-cell/>
          <table:table-cell table:style-name="ce1" table:formula="of:=([.F5]*[.R5]+[.F6]*[.R6]+[.F7]*[.R7]+[.F8]*[.R8])/[.A8]" office:value-type="float" office:value="0.51706896313209" calcext:value-type="float">
            <text:p>0.51706896313209</text:p>
          </table:table-cell>
          <table:table-cell table:style-name="ce1" table:formula="of:=IF([.D37]&gt;[.$H$34];[.D23];0)" office:value-type="float" office:value="0" calcext:value-type="float">
            <text:p>0</text:p>
          </table:table-cell>
          <table:table-cell/>
          <table:table-cell table:style-name="ce1" table:formula="of:=IF([.E23]&lt;&gt;0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3"/>
          <table:table-cell office:value-type="float" office:value="14.1484" calcext:value-type="float">
            <text:p>14.1484</text:p>
          </table:table-cell>
          <table:table-cell office:value-type="float" office:value="15.2117" calcext:value-type="float">
            <text:p>15.2117</text:p>
          </table:table-cell>
          <table:table-cell office:value-type="float" office:value="16.6626" calcext:value-type="float">
            <text:p>16.6626</text:p>
          </table:table-cell>
          <table:table-cell office:value-type="float" office:value="17.4708" calcext:value-type="float">
            <text:p>17.4708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b12</text:p>
          </table:table-cell>
          <table:table-cell/>
          <table:table-cell table:style-name="ce1" table:formula="of:=([.G5]*[.R5]+[.G6]*[.R6]+[.G7]*[.R7]+[.G8]*[.R8])/[.A8]" office:value-type="float" office:value="-1.86047485901545" calcext:value-type="float">
            <text:p>-1.86047485901545</text:p>
          </table:table-cell>
          <table:table-cell table:style-name="ce1" table:formula="of:=IF([.D39]&gt;[.$H$34];[.D25];0)" office:value-type="float" office:value="-1.86047485901545" calcext:value-type="float">
            <text:p>-1.86047485901545</text:p>
          </table:table-cell>
          <table:table-cell/>
          <table:table-cell table:style-name="ce1" table:formula="of:=IF([.E25]&lt;&gt;0;1;0)" office:value-type="float" office:value="1" calcext:value-type="float">
            <text:p>1</text:p>
          </table:table-cell>
          <table:table-cell table:number-columns-repeated="6"/>
          <table:table-cell office:value-type="float" office:value="9.20176" calcext:value-type="float">
            <text:p>9.20176</text:p>
          </table:table-cell>
          <table:table-cell office:value-type="float" office:value="9.9564" calcext:value-type="float">
            <text:p>9.9564</text:p>
          </table:table-cell>
          <table:table-cell office:value-type="float" office:value="11.5679" calcext:value-type="float">
            <text:p>11.5679</text:p>
          </table:table-cell>
          <table:table-cell office:value-type="float" office:value="12.2174" calcext:value-type="float">
            <text:p>12.217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6.37869" calcext:value-type="float">
            <text:p>6.37869</text:p>
          </table:table-cell>
          <table:table-cell office:value-type="float" office:value="6.92639" calcext:value-type="float">
            <text:p>6.92639</text:p>
          </table:table-cell>
          <table:table-cell office:value-type="float" office:value="8.32294" calcext:value-type="float">
            <text:p>8.32294</text:p>
          </table:table-cell>
          <table:table-cell office:value-type="float" office:value="8.84979" calcext:value-type="float">
            <text:p>8.84979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Оценка значимости коэфффов</text:p>
          </table:table-cell>
          <table:table-cell table:number-columns-repeated="11"/>
          <table:table-cell office:value-type="float" office:value="4.65438" calcext:value-type="float">
            <text:p>4.65438</text:p>
          </table:table-cell>
          <table:table-cell office:value-type="float" office:value="5.05606" calcext:value-type="float">
            <text:p>5.05606</text:p>
          </table:table-cell>
          <table:table-cell office:value-type="float" office:value="6.21337" calcext:value-type="float">
            <text:p>6.21337</text:p>
          </table:table-cell>
          <table:table-cell office:value-type="float" office:value="6.60115" calcext:value-type="float">
            <text:p>6.6011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.55085" calcext:value-type="float">
            <text:p>3.55085</text:p>
          </table:table-cell>
          <table:table-cell office:value-type="float" office:value="3.84453" calcext:value-type="float">
            <text:p>3.84453</text:p>
          </table:table-cell>
          <table:table-cell office:value-type="float" office:value="4.8162" calcext:value-type="float">
            <text:p>4.8162</text:p>
          </table:table-cell>
          <table:table-cell office:value-type="float" office:value="5.09446" calcext:value-type="float">
            <text:p>5.0944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s^2(y)</text:p>
          </table:table-cell>
          <table:table-cell/>
          <table:table-cell table:style-name="ce1" table:formula="of:=SUM([.S5:.S8])/[.A8]" office:value-type="float" office:value="12.6477189588041" calcext:value-type="float">
            <text:p>12.6477189588041</text:p>
          </table:table-cell>
          <table:table-cell/>
          <table:table-cell table:style-name="ce1" office:value-type="string" calcext:value-type="string">
            <text:p>дисперсия выходного параметра </text:p>
          </table:table-cell>
          <table:table-cell table:number-columns-repeated="7"/>
          <table:table-cell office:value-type="float" office:value="2.77985" calcext:value-type="float">
            <text:p>2.77985</text:p>
          </table:table-cell>
          <table:table-cell office:value-type="float" office:value="3.02687" calcext:value-type="float">
            <text:p>3.02687</text:p>
          </table:table-cell>
          <table:table-cell office:value-type="float" office:value="3.8095" calcext:value-type="float">
            <text:p>3.8095</text:p>
          </table:table-cell>
          <table:table-cell office:value-type="float" office:value="4.06183" calcext:value-type="float">
            <text:p>4.06183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.23906" calcext:value-type="float">
            <text:p>2.23906</text:p>
          </table:table-cell>
          <table:table-cell office:value-type="float" office:value="2.43287" calcext:value-type="float">
            <text:p>2.43287</text:p>
          </table:table-cell>
          <table:table-cell office:value-type="float" office:value="3.09012" calcext:value-type="float">
            <text:p>3.09012</text:p>
          </table:table-cell>
          <table:table-cell office:value-type="float" office:value="3.29043" calcext:value-type="float">
            <text:p>3.29043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s^2(bj)</text:p>
          </table:table-cell>
          <table:table-cell/>
          <table:table-cell table:style-name="ce1" table:formula="of:=[.D29]/([.A8]*10)" office:value-type="float" office:value="0.316192973970101" calcext:value-type="float">
            <text:p>0.316192973970101</text:p>
          </table:table-cell>
          <table:table-cell/>
          <table:table-cell table:style-name="ce2" office:value-type="string" calcext:value-type="string">
            <text:p>дисперсия ошибки определения коэффициента</text:p>
          </table:table-cell>
          <table:table-cell table:number-columns-repeated="7"/>
          <table:table-cell office:value-type="float" office:value="1.83614" calcext:value-type="float">
            <text:p>1.83614</text:p>
          </table:table-cell>
          <table:table-cell office:value-type="float" office:value="2.01634" calcext:value-type="float">
            <text:p>2.01634</text:p>
          </table:table-cell>
          <table:table-cell office:value-type="float" office:value="2.54608" calcext:value-type="float">
            <text:p>2.54608</text:p>
          </table:table-cell>
          <table:table-cell office:value-type="float" office:value="2.70555" calcext:value-type="float">
            <text:p>2.7055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.5408" calcext:value-type="float">
            <text:p>1.5408</text:p>
          </table:table-cell>
          <table:table-cell office:value-type="float" office:value="1.66593" calcext:value-type="float">
            <text:p>1.66593</text:p>
          </table:table-cell>
          <table:table-cell office:value-type="float" office:value="2.12712" calcext:value-type="float">
            <text:p>2.12712</text:p>
          </table:table-cell>
          <table:table-cell office:value-type="float" office:value="2.26812" calcext:value-type="float">
            <text:p>2.26812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Оценка b0</text:p>
          </table:table-cell>
          <table:table-cell/>
          <table:table-cell table:style-name="ce1" table:formula="of:=ABS([.D19])/[.D31]" office:value-type="float" office:value="250.050101284496" calcext:value-type="float">
            <text:p>250.050101284496</text:p>
          </table:table-cell>
          <table:table-cell table:number-columns-repeated="9"/>
          <table:table-cell office:value-type="float" office:value="1.30195" calcext:value-type="float">
            <text:p>1.30195</text:p>
          </table:table-cell>
          <table:table-cell office:value-type="float" office:value="0.095613" calcext:value-type="float">
            <text:p>0.095613</text:p>
          </table:table-cell>
          <table:table-cell office:value-type="float" office:value="1.81505" calcext:value-type="float">
            <text:p>1.81505</text:p>
          </table:table-cell>
          <table:table-cell office:value-type="float" office:value="1.93511" calcext:value-type="float">
            <text:p>1.93511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" office:value-type="string" calcext:value-type="string">
            <text:p>студент (0,05; 36)</text:p>
          </table:table-cell>
          <table:table-cell/>
          <table:table-cell table:style-name="ce1" office:value-type="float" office:value="2.03" calcext:value-type="float">
            <text:p>2.03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Оценка b1</text:p>
          </table:table-cell>
          <table:table-cell/>
          <table:table-cell table:style-name="ce1" table:formula="of:=ABS([.D21])/[.D31]" office:value-type="float" office:value="5.88398545247681" calcext:value-type="float">
            <text:p>5.88398545247681</text:p>
          </table:table-cell>
          <table:table-cell table:number-columns-repeated="9"/>
          <table:table-cell table:formula="of:=[.N12]/[.N24]*100" office:value-type="float" office:value="68.8021260354528" calcext:value-type="float">
            <text:p>68.8021260354528</text:p>
          </table:table-cell>
          <table:table-cell table:formula="of:=[.O12]/[.O24]*100" office:value-type="float" office:value="56.3800890104328" calcext:value-type="float">
            <text:p>56.3800890104328</text:p>
          </table:table-cell>
          <table:table-cell table:formula="of:=[.P12]/[.P24]*100" office:value-type="float" office:value="80.1861654243635" calcext:value-type="float">
            <text:p>80.1861654243635</text:p>
          </table:table-cell>
          <table:table-cell table:formula="of:=[.Q12]/[.Q24]*100" office:value-type="float" office:value="71.465531057536" calcext:value-type="float">
            <text:p>71.465531057536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13]/[.N25]*100" office:value-type="float" office:value="66.6043235207178" calcext:value-type="float">
            <text:p>66.6043235207178</text:p>
          </table:table-cell>
          <table:table-cell table:formula="of:=[.O13]/[.O25]*100" office:value-type="float" office:value="53.7136916957937" calcext:value-type="float">
            <text:p>53.7136916957937</text:p>
          </table:table-cell>
          <table:table-cell table:formula="of:=[.P13]/[.P25]*100" office:value-type="float" office:value="77.1697542336984" calcext:value-type="float">
            <text:p>77.1697542336984</text:p>
          </table:table-cell>
          <table:table-cell table:formula="of:=[.Q13]/[.Q25]*100" office:value-type="float" office:value="67.8718057851916" calcext:value-type="float">
            <text:p>67.8718057851916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Оценка b2</text:p>
          </table:table-cell>
          <table:table-cell/>
          <table:table-cell table:style-name="ce1" table:formula="of:=ABS([.D23])/[.D31]" office:value-type="float" office:value="1.63529554954938" calcext:value-type="float">
            <text:p>1.63529554954938</text:p>
          </table:table-cell>
          <table:table-cell table:number-columns-repeated="9"/>
          <table:table-cell table:formula="of:=[.N14]/[.N26]*100" office:value-type="float" office:value="65.8426730253391" calcext:value-type="float">
            <text:p>65.8426730253391</text:p>
          </table:table-cell>
          <table:table-cell table:formula="of:=[.O14]/[.O26]*100" office:value-type="float" office:value="52.670149962679" calcext:value-type="float">
            <text:p>52.670149962679</text:p>
          </table:table-cell>
          <table:table-cell table:formula="of:=[.P14]/[.P26]*100" office:value-type="float" office:value="75.8556471631419" calcext:value-type="float">
            <text:p>75.8556471631419</text:p>
          </table:table-cell>
          <table:table-cell table:formula="of:=[.Q14]/[.Q26]*100" office:value-type="float" office:value="65.7070958745914" calcext:value-type="float">
            <text:p>65.7070958745914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15]/[.N27]*100" office:value-type="float" office:value="65.2671247298244" calcext:value-type="float">
            <text:p>65.2671247298244</text:p>
          </table:table-cell>
          <table:table-cell table:formula="of:=[.O15]/[.O27]*100" office:value-type="float" office:value="52.3203838562042" calcext:value-type="float">
            <text:p>52.3203838562042</text:p>
          </table:table-cell>
          <table:table-cell table:formula="of:=[.P15]/[.P27]*100" office:value-type="float" office:value="75.5514318316791" calcext:value-type="float">
            <text:p>75.5514318316791</text:p>
          </table:table-cell>
          <table:table-cell table:formula="of:=[.Q15]/[.Q27]*100" office:value-type="float" office:value="64.8677881884217" calcext:value-type="float">
            <text:p>64.8677881884217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Оценка b12</text:p>
          </table:table-cell>
          <table:table-cell/>
          <table:table-cell table:style-name="ce1" table:formula="of:=ABS([.D25])/[.D31]" office:value-type="float" office:value="5.88398545247681" calcext:value-type="float">
            <text:p>5.88398545247681</text:p>
          </table:table-cell>
          <table:table-cell table:number-columns-repeated="9"/>
          <table:table-cell table:formula="of:=[.N16]/[.N28]*100" office:value-type="float" office:value="64.6895813678415" calcext:value-type="float">
            <text:p>64.6895813678415</text:p>
          </table:table-cell>
          <table:table-cell table:formula="of:=[.O16]/[.O28]*100" office:value-type="float" office:value="51.7725183572504" calcext:value-type="float">
            <text:p>51.7725183572504</text:p>
          </table:table-cell>
          <table:table-cell table:formula="of:=[.P16]/[.P28]*100" office:value-type="float" office:value="74.3791786055396" calcext:value-type="float">
            <text:p>74.3791786055396</text:p>
          </table:table-cell>
          <table:table-cell table:formula="of:=[.Q16]/[.Q28]*100" office:value-type="float" office:value="64.3457795330614" calcext:value-type="float">
            <text:p>64.3457795330614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17]/[.N29]*100" office:value-type="float" office:value="64.4545569005522" calcext:value-type="float">
            <text:p>64.4545569005522</text:p>
          </table:table-cell>
          <table:table-cell table:formula="of:=[.O17]/[.O29]*100" office:value-type="float" office:value="51.316045948455" calcext:value-type="float">
            <text:p>51.316045948455</text:p>
          </table:table-cell>
          <table:table-cell table:formula="of:=[.P17]/[.P29]*100" office:value-type="float" office:value="74.5801286258039" calcext:value-type="float">
            <text:p>74.5801286258039</text:p>
          </table:table-cell>
          <table:table-cell table:formula="of:=[.Q17]/[.Q29]*100" office:value-type="float" office:value="63.4642513349894" calcext:value-type="float">
            <text:p>63.4642513349894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18]/[.N30]*100" office:value-type="float" office:value="64.9330522630032" calcext:value-type="float">
            <text:p>64.9330522630032</text:p>
          </table:table-cell>
          <table:table-cell table:formula="of:=[.O18]/[.O30]*100" office:value-type="float" office:value="51.6127043368532" calcext:value-type="float">
            <text:p>51.6127043368532</text:p>
          </table:table-cell>
          <table:table-cell table:formula="of:=[.P18]/[.P30]*100" office:value-type="float" office:value="74.0589362225415" calcext:value-type="float">
            <text:p>74.0589362225415</text:p>
          </table:table-cell>
          <table:table-cell table:formula="of:=[.Q18]/[.Q30]*100" office:value-type="float" office:value="63.2187890336521" calcext:value-type="float">
            <text:p>63.2187890336521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19]/[.N31]*100" office:value-type="float" office:value="65.0789155511018" calcext:value-type="float">
            <text:p>65.0789155511018</text:p>
          </table:table-cell>
          <table:table-cell table:formula="of:=[.O19]/[.O31]*100" office:value-type="float" office:value="51.1297697808901" calcext:value-type="float">
            <text:p>51.1297697808901</text:p>
          </table:table-cell>
          <table:table-cell table:formula="of:=[.P19]/[.P31]*100" office:value-type="float" office:value="73.8692421290769" calcext:value-type="float">
            <text:p>73.8692421290769</text:p>
          </table:table-cell>
          <table:table-cell table:formula="of:=[.Q19]/[.Q31]*100" office:value-type="float" office:value="63.787030363512" calcext:value-type="float">
            <text:p>63.78703036351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20]/[.N32]*100" office:value-type="float" office:value="64.5291407061267" calcext:value-type="float">
            <text:p>64.5291407061267</text:p>
          </table:table-cell>
          <table:table-cell table:formula="of:=[.O20]/[.O32]*100" office:value-type="float" office:value="51.3144009652266" calcext:value-type="float">
            <text:p>51.3144009652266</text:p>
          </table:table-cell>
          <table:table-cell table:formula="of:=[.P20]/[.P32]*100" office:value-type="float" office:value="74.5383429237655" calcext:value-type="float">
            <text:p>74.5383429237655</text:p>
          </table:table-cell>
          <table:table-cell table:formula="of:=[.Q20]/[.Q32]*100" office:value-type="float" office:value="63.6535985750313" calcext:value-type="float">
            <text:p>63.6535985750313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[.N21]/[.N33]*100" office:value-type="float" office:value="64.4929528783748" calcext:value-type="float">
            <text:p>64.4929528783748</text:p>
          </table:table-cell>
          <table:table-cell table:formula="of:=[.O21]/[.O33]*100" office:value-type="float" office:value="761.904761904762" calcext:value-type="float">
            <text:p>761.904761904762</text:p>
          </table:table-cell>
          <table:table-cell table:formula="of:=[.P21]/[.P33]*100" office:value-type="float" office:value="74.1963031321451" calcext:value-type="float">
            <text:p>74.1963031321451</text:p>
          </table:table-cell>
          <table:table-cell table:formula="of:=[.Q21]/[.Q33]*100" office:value-type="float" office:value="63.1266439633923" calcext:value-type="float">
            <text:p>63.126643963392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float" office:value="80.1661185127376" calcext:value-type="float">
            <text:p>80.1661185127376</text:p>
          </table:table-cell>
          <table:table-cell office:value-type="float" office:value="77.339095551868" calcext:value-type="float">
            <text:p>77.339095551868</text:p>
          </table:table-cell>
          <table:table-cell office:value-type="float" office:value="75.816408583665" calcext:value-type="float">
            <text:p>75.816408583665</text:p>
          </table:table-cell>
          <table:table-cell office:value-type="float" office:value="75.4263500318131" calcext:value-type="float">
            <text:p>75.4263500318131</text:p>
          </table:table-cell>
          <table:table-cell office:value-type="float" office:value="75.6032960565038" calcext:value-type="float">
            <text:p>75.6032960565038</text:p>
          </table:table-cell>
          <table:table-cell office:value-type="float" office:value="75.5178238661501" calcext:value-type="float">
            <text:p>75.5178238661501</text:p>
          </table:table-cell>
          <table:table-cell office:value-type="float" office:value="74.9193479559614" calcext:value-type="float">
            <text:p>74.9193479559614</text:p>
          </table:table-cell>
          <table:table-cell office:value-type="float" office:value="74.8008084676347" calcext:value-type="float">
            <text:p>74.8008084676347</text:p>
          </table:table-cell>
          <table:table-cell office:value-type="float" office:value="75.3505337264105" calcext:value-type="float">
            <text:p>75.3505337264105</text:p>
          </table:table-cell>
          <table:table-cell office:value-type="float" office:value="75.5303792826323" calcext:value-type="float">
            <text:p>75.5303792826323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71.6610642143171" calcext:value-type="float">
            <text:p>71.6610642143171</text:p>
          </table:table-cell>
          <table:table-cell table:style-name="ce3" office:value-type="float" office:value="67.489034419738" calcext:value-type="float">
            <text:p>67.489034419738</text:p>
          </table:table-cell>
          <table:table-cell table:style-name="ce1" office:value-type="float" office:value="66.1650133420971" calcext:value-type="float">
            <text:p>66.1650133420971</text:p>
          </table:table-cell>
          <table:table-cell office:value-type="float" office:value="65.433727494289" calcext:value-type="float">
            <text:p>65.433727494289</text:p>
          </table:table-cell>
          <table:table-cell office:value-type="float" office:value="64.8190785545392" calcext:value-type="float">
            <text:p>64.8190785545392</text:p>
          </table:table-cell>
          <table:table-cell office:value-type="float" office:value="65.1195596727774" calcext:value-type="float">
            <text:p>65.1195596727774</text:p>
          </table:table-cell>
          <table:table-cell office:value-type="float" office:value="65.6646868118921" calcext:value-type="float">
            <text:p>65.6646868118921</text:p>
          </table:table-cell>
          <table:table-cell office:value-type="float" office:value="64.8548138312476" calcext:value-type="float">
            <text:p>64.8548138312476</text:p>
          </table:table-cell>
          <table:table-cell office:value-type="float" office:value="64.8481333374035" calcext:value-type="float">
            <text:p>64.8481333374035</text:p>
          </table:table-cell>
          <table:table-cell office:value-type="float" office:value="930.7856272838" calcext:value-type="float">
            <text:p>930.7856272838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88.2954103954459" calcext:value-type="float">
            <text:p>88.2954103954459</text:p>
          </table:table-cell>
          <table:table-cell table:style-name="ce3" office:value-type="float" office:value="84.7489271220942" calcext:value-type="float">
            <text:p>84.7489271220942</text:p>
          </table:table-cell>
          <table:table-cell table:style-name="ce1" office:value-type="float" office:value="83.2634115775775" calcext:value-type="float">
            <text:p>83.2634115775775</text:p>
          </table:table-cell>
          <table:table-cell office:value-type="float" office:value="82.6515985567752" calcext:value-type="float">
            <text:p>82.6515985567752</text:p>
          </table:table-cell>
          <table:table-cell office:value-type="float" office:value="82.3135035477663" calcext:value-type="float">
            <text:p>82.3135035477663</text:p>
          </table:table-cell>
          <table:table-cell office:value-type="float" office:value="82.1274724852306" calcext:value-type="float">
            <text:p>82.1274724852306</text:p>
          </table:table-cell>
          <table:table-cell office:value-type="float" office:value="82.0764703908331" calcext:value-type="float">
            <text:p>82.0764703908331</text:p>
          </table:table-cell>
          <table:table-cell office:value-type="float" office:value="82.6159171640073" calcext:value-type="float">
            <text:p>82.6159171640073</text:p>
          </table:table-cell>
          <table:table-cell office:value-type="float" office:value="82.1379477272831" calcext:value-type="float">
            <text:p>82.1379477272831</text:p>
          </table:table-cell>
          <table:table-cell office:value-type="float" office:value="82.7903795113142" calcext:value-type="float">
            <text:p>82.7903795113142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82.8269056233393" calcext:value-type="float">
            <text:p>82.8269056233393</text:p>
          </table:table-cell>
          <table:table-cell table:style-name="ce3" office:value-type="float" office:value="78.0436426825685" calcext:value-type="float">
            <text:p>78.0436426825685</text:p>
          </table:table-cell>
          <table:table-cell table:style-name="ce1" office:value-type="float" office:value="75.9279863007359" calcext:value-type="float">
            <text:p>75.9279863007359</text:p>
          </table:table-cell>
          <table:table-cell office:value-type="float" office:value="75.0045627098847" calcext:value-type="float">
            <text:p>75.0045627098847</text:p>
          </table:table-cell>
          <table:table-cell office:value-type="float" office:value="74.5151743890739" calcext:value-type="float">
            <text:p>74.5151743890739</text:p>
          </table:table-cell>
          <table:table-cell office:value-type="float" office:value="74.9194586516031" calcext:value-type="float">
            <text:p>74.9194586516031</text:p>
          </table:table-cell>
          <table:table-cell office:value-type="float" office:value="73.9862893815636" calcext:value-type="float">
            <text:p>73.9862893815636</text:p>
          </table:table-cell>
          <table:table-cell office:value-type="float" office:value="74.5021057117884" calcext:value-type="float">
            <text:p>74.5021057117884</text:p>
          </table:table-cell>
          <table:table-cell office:value-type="float" office:value="74.0127713695996" calcext:value-type="float">
            <text:p>74.0127713695996</text:p>
          </table:table-cell>
          <table:table-cell office:value-type="float" office:value="74.8631472975524" calcext:value-type="float">
            <text:p>74.8631472975524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office:value-type="float" office:value="81.006595963221" calcext:value-type="float">
            <text:p>81.006595963221</text:p>
          </table:table-cell>
          <table:table-cell table:style-name="ce3" office:value-type="float" office:value="76.0943088166693" calcext:value-type="float">
            <text:p>76.0943088166693</text:p>
          </table:table-cell>
          <table:table-cell table:style-name="ce1" office:value-type="float" office:value="74.0992520110107" calcext:value-type="float">
            <text:p>74.0992520110107</text:p>
          </table:table-cell>
          <table:table-cell office:value-type="float" office:value="72.9846160650241" calcext:value-type="float">
            <text:p>72.9846160650241</text:p>
          </table:table-cell>
          <table:table-cell office:value-type="float" office:value="73.3328449273402" calcext:value-type="float">
            <text:p>73.3328449273402</text:p>
          </table:table-cell>
          <table:table-cell office:value-type="float" office:value="72.3375075712436" calcext:value-type="float">
            <text:p>72.3375075712436</text:p>
          </table:table-cell>
          <table:table-cell office:value-type="float" office:value="72.8118754816035" calcext:value-type="float">
            <text:p>72.8118754816035</text:p>
          </table:table-cell>
          <table:table-cell office:value-type="float" office:value="72.1090887945572" calcext:value-type="float">
            <text:p>72.1090887945572</text:p>
          </table:table-cell>
          <table:table-cell office:value-type="float" office:value="73.0239068044619" calcext:value-type="float">
            <text:p>73.0239068044619</text:p>
          </table:table-cell>
          <table:table-cell office:value-type="float" office:value="73.1355389056837" calcext:value-type="float">
            <text:p>73.1355389056837</text:p>
          </table:table-cell>
          <table:table-cell table:number-columns-repeated="1000"/>
        </table:table-row>
        <table:table-row table:style-name="ro1" table:number-rows-repeated="2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1007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office:value-type="float" office:value="68.8021260354528" calcext:value-type="float">
            <text:p>68.8021260354528</text:p>
          </table:table-cell>
          <table:table-cell office:value-type="float" office:value="66.6043235207178" calcext:value-type="float">
            <text:p>66.6043235207178</text:p>
          </table:table-cell>
          <table:table-cell office:value-type="float" office:value="65.8426730253391" calcext:value-type="float">
            <text:p>65.8426730253391</text:p>
          </table:table-cell>
          <table:table-cell office:value-type="float" office:value="65.2671247298244" calcext:value-type="float">
            <text:p>65.2671247298244</text:p>
          </table:table-cell>
          <table:table-cell office:value-type="float" office:value="64.6895813678415" calcext:value-type="float">
            <text:p>64.6895813678415</text:p>
          </table:table-cell>
          <table:table-cell office:value-type="float" office:value="64.4545569005522" calcext:value-type="float">
            <text:p>64.4545569005522</text:p>
          </table:table-cell>
          <table:table-cell office:value-type="float" office:value="64.9330522630032" calcext:value-type="float">
            <text:p>64.9330522630032</text:p>
          </table:table-cell>
          <table:table-cell office:value-type="float" office:value="65.0789155511018" calcext:value-type="float">
            <text:p>65.0789155511018</text:p>
          </table:table-cell>
          <table:table-cell office:value-type="float" office:value="64.5291407061267" calcext:value-type="float">
            <text:p>64.5291407061267</text:p>
          </table:table-cell>
          <table:table-cell office:value-type="float" office:value="64.4929528783748" calcext:value-type="float">
            <text:p>64.4929528783748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office:value-type="float" office:value="56.3800890104328" calcext:value-type="float">
            <text:p>56.3800890104328</text:p>
          </table:table-cell>
          <table:table-cell office:value-type="float" office:value="53.7136916957937" calcext:value-type="float">
            <text:p>53.7136916957937</text:p>
          </table:table-cell>
          <table:table-cell office:value-type="float" office:value="52.670149962679" calcext:value-type="float">
            <text:p>52.670149962679</text:p>
          </table:table-cell>
          <table:table-cell office:value-type="float" office:value="52.3203838562042" calcext:value-type="float">
            <text:p>52.3203838562042</text:p>
          </table:table-cell>
          <table:table-cell office:value-type="float" office:value="51.7725183572504" calcext:value-type="float">
            <text:p>51.7725183572504</text:p>
          </table:table-cell>
          <table:table-cell office:value-type="float" office:value="51.316045948455" calcext:value-type="float">
            <text:p>51.316045948455</text:p>
          </table:table-cell>
          <table:table-cell office:value-type="float" office:value="51.6127043368532" calcext:value-type="float">
            <text:p>51.6127043368532</text:p>
          </table:table-cell>
          <table:table-cell office:value-type="float" office:value="51.1297697808901" calcext:value-type="float">
            <text:p>51.1297697808901</text:p>
          </table:table-cell>
          <table:table-cell office:value-type="float" office:value="51.3144009652266" calcext:value-type="float">
            <text:p>51.3144009652266</text:p>
          </table:table-cell>
          <table:table-cell office:value-type="float" office:value="761.904761904762" calcext:value-type="float">
            <text:p>761.904761904762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office:value-type="float" office:value="80.1861654243635" calcext:value-type="float">
            <text:p>80.1861654243635</text:p>
          </table:table-cell>
          <table:table-cell office:value-type="float" office:value="77.1697542336984" calcext:value-type="float">
            <text:p>77.1697542336984</text:p>
          </table:table-cell>
          <table:table-cell office:value-type="float" office:value="75.8556471631419" calcext:value-type="float">
            <text:p>75.8556471631419</text:p>
          </table:table-cell>
          <table:table-cell office:value-type="float" office:value="75.5514318316791" calcext:value-type="float">
            <text:p>75.5514318316791</text:p>
          </table:table-cell>
          <table:table-cell office:value-type="float" office:value="74.3791786055396" calcext:value-type="float">
            <text:p>74.3791786055396</text:p>
          </table:table-cell>
          <table:table-cell office:value-type="float" office:value="74.5801286258039" calcext:value-type="float">
            <text:p>74.5801286258039</text:p>
          </table:table-cell>
          <table:table-cell office:value-type="float" office:value="74.0589362225415" calcext:value-type="float">
            <text:p>74.0589362225415</text:p>
          </table:table-cell>
          <table:table-cell office:value-type="float" office:value="73.8692421290769" calcext:value-type="float">
            <text:p>73.8692421290769</text:p>
          </table:table-cell>
          <table:table-cell office:value-type="float" office:value="74.5383429237655" calcext:value-type="float">
            <text:p>74.5383429237655</text:p>
          </table:table-cell>
          <table:table-cell office:value-type="float" office:value="74.1963031321451" calcext:value-type="float">
            <text:p>74.1963031321451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office:value-type="float" office:value="71.465531057536" calcext:value-type="float">
            <text:p>71.465531057536</text:p>
          </table:table-cell>
          <table:table-cell office:value-type="float" office:value="67.8718057851916" calcext:value-type="float">
            <text:p>67.8718057851916</text:p>
          </table:table-cell>
          <table:table-cell office:value-type="float" office:value="65.7070958745914" calcext:value-type="float">
            <text:p>65.7070958745914</text:p>
          </table:table-cell>
          <table:table-cell office:value-type="float" office:value="64.8677881884217" calcext:value-type="float">
            <text:p>64.8677881884217</text:p>
          </table:table-cell>
          <table:table-cell office:value-type="float" office:value="64.3457795330614" calcext:value-type="float">
            <text:p>64.3457795330614</text:p>
          </table:table-cell>
          <table:table-cell office:value-type="float" office:value="63.4642513349894" calcext:value-type="float">
            <text:p>63.4642513349894</text:p>
          </table:table-cell>
          <table:table-cell office:value-type="float" office:value="63.2187890336521" calcext:value-type="float">
            <text:p>63.2187890336521</text:p>
          </table:table-cell>
          <table:table-cell office:value-type="float" office:value="63.787030363512" calcext:value-type="float">
            <text:p>63.787030363512</text:p>
          </table:table-cell>
          <table:table-cell office:value-type="float" office:value="63.6535985750313" calcext:value-type="float">
            <text:p>63.6535985750313</text:p>
          </table:table-cell>
          <table:table-cell office:value-type="float" office:value="63.1266439633923" calcext:value-type="float">
            <text:p>63.1266439633923</text:p>
          </table:table-cell>
          <table:table-cell table:number-columns-repeated="1000"/>
        </table:table-row>
        <table:table-row table:style-name="ro1"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9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08"/>
        </table:table-row>
        <table:table-row table:style-name="ro1" table:number-rows-repeated="93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2:12:22.025742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3T22:15:44.310723928</dc:date>
    <meta:editing-duration>PT16M49S</meta:editing-duration>
    <meta:editing-cycles>4</meta:editing-cycles>
    <meta:document-statistic meta:table-count="1" meta:cell-count="386" meta:object-count="0"/>
  </office:meta>
</office:document-meta>
</file>